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2pt" officeooo:paragraph-rsid="0d804757" style:font-size-asian="12pt" style:font-size-complex="12pt"/>
    </style:style>
    <style:style style:name="P21" style:family="paragraph" style:parent-style-name="Table_20_Contents">
      <style:text-properties style:font-name="Liberation Sans1" fo:font-size="12pt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4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fee6788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1062f9ba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ee6788" officeooo:paragraph-rsid="0fee6788" style:font-size-asian="12pt" style:font-size-complex="12pt"/>
    </style:style>
    <style:style style:name="P30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31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32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33" style:family="paragraph" style:parent-style-name="Footnote">
      <style:text-properties style:font-name="Liberation Sans1" officeooo:rsid="043ccc66" officeooo:paragraph-rsid="0e849f1d"/>
    </style:style>
    <style:style style:name="P34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5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6" style:family="paragraph" style:parent-style-name="Footnote">
      <style:text-properties style:font-name="Liberation Sans1" officeooo:paragraph-rsid="100a8329"/>
    </style:style>
    <style:style style:name="P37" style:family="paragraph" style:parent-style-name="Footnote">
      <style:text-properties style:font-name="Liberation Sans1" officeooo:paragraph-rsid="1015e93a"/>
    </style:style>
    <style:style style:name="P38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rsid="0e8aa5aa" officeooo:paragraph-rsid="0fb98046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8" style:family="paragraph" style:parent-style-name="Footnote">
      <style:text-properties officeooo:rsid="043ccc66" officeooo:paragraph-rsid="0e849f1d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0" style:family="paragraph" style:parent-style-name="Footnote">
      <style:text-properties officeooo:paragraph-rsid="0f140c00"/>
    </style:style>
    <style:style style:name="P71" style:family="paragraph" style:parent-style-name="Standard">
      <style:text-properties officeooo:paragraph-rsid="0f466349"/>
    </style:style>
    <style:style style:name="P72" style:family="paragraph" style:parent-style-name="Footnote">
      <style:text-properties officeooo:paragraph-rsid="0f12f362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2c73f3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Standard">
      <style:text-properties officeooo:paragraph-rsid="0fcd2b2a"/>
    </style:style>
    <style:style style:name="P93" style:family="paragraph" style:parent-style-name="Standard">
      <style:text-properties officeooo:paragraph-rsid="0fad1a3f"/>
    </style:style>
    <style:style style:name="P94" style:family="paragraph" style:parent-style-name="Standard">
      <style:text-properties officeooo:paragraph-rsid="0e0463fc"/>
    </style:style>
    <style:style style:name="P95" style:family="paragraph" style:parent-style-name="Standard">
      <style:text-properties officeooo:paragraph-rsid="0e2a40f4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Standard">
      <style:text-properties officeooo:paragraph-rsid="101b90cf"/>
    </style:style>
    <style:style style:name="P99" style:family="paragraph" style:parent-style-name="Standard">
      <style:text-properties officeooo:paragraph-rsid="1020f7f1"/>
    </style:style>
    <style:style style:name="P100" style:family="paragraph" style:parent-style-name="Standard">
      <style:text-properties officeooo:rsid="0fde3dbd" officeooo:paragraph-rsid="102ebb87"/>
    </style:style>
    <style:style style:name="P101" style:family="paragraph" style:parent-style-name="Standard">
      <style:text-properties officeooo:paragraph-rsid="0f0649dd"/>
    </style:style>
    <style:style style:name="P102" style:family="paragraph" style:parent-style-name="Footnote">
      <style:text-properties officeooo:paragraph-rsid="104cbf60"/>
    </style:style>
    <style:style style:name="P103" style:family="paragraph" style:parent-style-name="Footnote">
      <style:text-properties officeooo:paragraph-rsid="104dd9dc"/>
    </style:style>
    <style:style style:name="P104" style:family="paragraph" style:parent-style-name="Footnote">
      <style:text-properties officeooo:paragraph-rsid="105c5e96"/>
    </style:style>
    <style:style style:name="P105" style:family="paragraph" style:parent-style-name="Standard">
      <style:text-properties officeooo:paragraph-rsid="105e3c68"/>
    </style:style>
    <style:style style:name="P106" style:family="paragraph" style:parent-style-name="Standard">
      <style:text-properties officeooo:paragraph-rsid="105fd251"/>
    </style:style>
    <style:style style:name="P107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108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9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11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5fd2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1" style:family="text">
      <style:text-properties fo:color="#000000" loext:opacity="100%" style:font-name="Liberation Sans1" fo:font-size="12pt" style:font-size-asian="12pt" style:font-size-complex="12pt"/>
    </style:style>
    <style:style style:name="T252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4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6" style:family="text">
      <style:text-properties style:use-window-font-color="true" loext:opacity="0%" style:font-name="Liberation Sans1" officeooo:rsid="047da547"/>
    </style:style>
    <style:style style:name="T277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7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1" fo:font-size="12pt" style:font-size-asian="12pt" style:font-size-complex="12pt"/>
    </style:style>
    <style:style style:name="T310" style:family="text">
      <style:text-properties style:use-window-font-color="true" loext:opacity="0%" style:font-name="Liberation Sans1" officeooo:rsid="0efd8e5c"/>
    </style:style>
    <style:style style:name="T311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officeooo:rsid="04473353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officeooo:rsid="0aace3cd"/>
    </style:style>
    <style:style style:name="T316" style:family="text">
      <style:text-properties fo:font-size="10pt" officeooo:rsid="04473353" style:font-size-asian="10pt" style:font-size-complex="10pt"/>
    </style:style>
    <style:style style:name="T31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7" style:family="text">
      <style:text-properties officeooo:rsid="0f0ca65a"/>
    </style:style>
    <style:style style:name="T328" style:family="text">
      <style:text-properties style:font-name="Liberation Mono" fo:font-size="11pt" officeooo:rsid="10048e31" style:font-size-asian="11pt" style:font-size-complex="11pt"/>
    </style:style>
    <style:style style:name="T329" style:family="text">
      <style:text-properties fo:font-weight="normal" style:font-weight-asian="normal" style:font-weight-complex="normal"/>
    </style:style>
    <style:style style:name="T330" style:family="text">
      <style:text-properties officeooo:rsid="0f95a7a0"/>
    </style:style>
    <style:style style:name="T331" style:family="text">
      <style:text-properties officeooo:rsid="0f8f58bd"/>
    </style:style>
    <style:style style:name="T332" style:family="text">
      <style:text-properties style:font-name="Ubuntu1" fo:font-size="10pt" officeooo:rsid="04473353" style:font-size-asian="10pt" style:font-size-complex="10pt"/>
    </style:style>
    <style:style style:name="T333" style:family="text">
      <style:text-properties officeooo:rsid="101b90cf"/>
    </style:style>
    <style:style style:name="T334" style:family="text">
      <style:text-properties officeooo:rsid="101e15d6"/>
    </style:style>
    <style:style style:name="T335" style:family="text">
      <style:text-properties officeooo:rsid="10048e31"/>
    </style:style>
    <style:style style:name="T336" style:family="text">
      <style:text-properties style:text-underline-style="none"/>
    </style:style>
    <style:style style:name="T337" style:family="text">
      <style:text-properties officeooo:rsid="0fee6788"/>
    </style:style>
    <style:style style:name="T338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8"><text:span text:style-name="T215">C</text:span><text:span text:style-name="T214">hecklist voor </text:span><text:span text:style-name="T216">de installatie</text:span><text:span text:style-name="T214"> van </text:span><text:span text:style-name="T214"><text:user-field-get text:name="Distro">Debian</text:user-field-get></text:span><text:span text:style-name="T217"><text:s/></text:span><text:span text:style-name="T217"><text:user-field-get text:name="Version">12</text:user-field-get></text:span><text:span text:style-name="T217"><text:s/></text:span><text:span text:style-name="T221">LTS</text:span><text:span text:style-name="T218"><text:note text:id="ftn1" text:note-class="footnote"><text:note-citation>1</text:note-citation><text:note-body><text:p text:style-name="P36"><text:span text:style-name="T255">LTS</text:span><text:span text:style-name="T261"> </text:span><text:span text:style-name="T262">staat voor</text:span><text:span text:style-name="T263"> </text:span><text:span text:style-name="T255">Long-Term Support, langetermijnondersteuning, </text:span><text:span text:style-name="T264">en </text:span><text:span text:style-name="T266">d</text:span><text:span text:style-name="T264">eze </text:span><text:span text:style-name="T270"><text:user-field-get text:name="Distro">Debian</text:user-field-get></text:span><text:span text:style-name="T271"><text:s/></text:span><text:span text:style-name="T271"><text:user-field-get text:name="Version">12</text:user-field-get></text:span><text:span text:style-name="T271"><text:s/></text:span><text:span text:style-name="T273">LTS</text:span><text:span text:style-name="Strong_20_Emphasis"><text:span text:style-name="T250"> </text:span></text:span><text:span text:style-name="T272"><text:user-field-get text:name="Edition">Desktop</text:user-field-get></text:span><text:span text:style-name="T274"><text:s/></text:span><text:span text:style-name="T267">(codenaam </text:span><text:span text:style-name="T269">bookworm</text:span><text:span text:style-name="T267">) </text:span><text:span text:style-name="T262">van</text:span><text:span text:style-name="T265"> </text:span><text:span text:style-name="T269">juni</text:span><text:span text:style-name="T258"> </text:span><text:span text:style-name="Strong_20_Emphasis"><text:span text:style-name="T168"><text:user-field-get text:name="Releaseyear">2023</text:user-field-get></text:span></text:span><text:span text:style-name="T258"><text:s/></text:span><text:span text:style-name="T255">wordt </text:span><text:span text:style-name="T259">vijf</text:span><text:span text:style-name="T255"> jaar onder</text:span><text:span text:style-name="T268">steund</text:span><text:span text:style-name="T260"> </text:span><text:span text:style-name="T255">tot </text:span><text:span text:style-name="T269">juni</text:span><text:span text:style-name="T256"> </text:span><text:span text:style-name="T255">202</text:span><text:span text:style-name="T269">8</text:span><text:span text:style-name="T257">.</text:span></text:p></text:note-body></text:note></text:span><text:span text:style-name="T219"> </text:span><text:span text:style-name="T219"><text:user-field-get text:name="Edition">Desktop</text:user-field-get></text:span><text:span text:style-name="T220">.</text:span></text:p>
      <text:p text:style-name="P49"/>
      <text:p text:style-name="P48"><text:span text:style-name="T16">Vul </text:span><text:span text:style-name="T17">achter</text:span><text:span text:style-name="T13"> de </text:span><text:span text:style-name="Definition"><text:span text:style-name="T327">ONDERSTREEPTE</text:span></text:span><text:span text:style-name="T1"> </text:span><text:span text:style-name="T14">woorden</text:span><text:span text:style-name="T13"> het</text:span><text:span text:style-name="Strong_20_Emphasis"><text:span text:style-name="T325"> </text:span></text:span><text:span text:style-name="Strong_20_Emphasis"><text:span text:style-name="T326">tekstvak</text:span></text:span><text:span text:style-name="T14"> </text:span><text:span text:style-name="T16">in,</text:span><text:span text:style-name="T14"> </text:span><text:span text:style-name="T276">zie </text:span><text:span text:style-name="T310">[</text:span><text:span text:style-name="T276">toelichting</text:span><text:span text:style-name="T310">]</text:span><text:span text:style-name="T14">:</text:span></text:p>
      <text:p text:style-name="P40"><text:span text:style-name="Definition"><text:span text:style-name="T19">GEBRUIKER</text:span></text:span><text:span text:style-name="T284"><text:tab/><text:tab/></text:span><text:span text:style-name="T309"> <text:tab/><text:tab/></text:span><text:span text:style-name="T285"><draw:control text:anchor-type="as-char" svg:y="-0.4cm" draw:z-index="21" draw:name="Gebruiker 1" draw:style-name="gr2" draw:text-style-name="P115" svg:width="6.4cm" svg:height="0.6cm" draw:control="control22"><svg:title>Gebruiker</svg:title><svg:desc>Volledige naam, bijv. Jan Stek</svg:desc></draw:control></text:span><text:span text:style-name="T285"><text:tab/> <text:s text:c="2"/></text:span><text:span text:style-name="T286">[</text:span><text:span text:style-name="T287">V</text:span><text:span text:style-name="T279">olledige naam, bijv. </text:span><text:span text:style-name="T281">J</text:span><text:span text:style-name="T306">a</text:span><text:span text:style-name="T281">n </text:span><text:span text:style-name="T306">Jansen</text:span><text:span text:style-name="T307">]</text:span></text:p>
      <text:p text:style-name="P105"><text:span text:style-name="Definition"><text:span text:style-name="T278">g</text:span></text:span><text:span text:style-name="Definition">ebruikersnaam</text:span><text:span text:style-name="Definition"><text:span text:style-name="T336"><text:tab/></text:span></text:span><text:span text:style-name="T277"><draw:control text:anchor-type="as-char" svg:y="-0.4cm" draw:z-index="22" draw:name="Gberuikersnaam 2" draw:style-name="gr2" draw:text-style-name="P115" svg:width="6.4cm" svg:height="0.6cm" draw:control="control23"><svg:title>Gebruikersnaam</svg:title><svg:desc>Korte naam, bijv. jan</svg:desc></draw:control></text:span><text:span text:style-name="T277"><text:tab/> <text:s text:c="2"/></text:span><text:span text:style-name="T6">[</text:span><text:span text:style-name="T7">K</text:span><text:span text:style-name="T5">orte naam, bijv. </text:span><text:span text:style-name="T240">j</text:span><text:span text:style-name="T241">a</text:span><text:span text:style-name="T240">n</text:span><text:span text:style-name="T242">]</text:span></text:p>
      <text:p text:style-name="P40"><text:span text:style-name="Definition">COMPUTERNAAM</text:span><text:span text:style-name="T308"><text:tab/><text:tab/></text:span><draw:control text:anchor-type="as-char" svg:y="-0.4cm" draw:z-index="23" draw:name="Computernaam 1" draw:style-name="gr2" draw:text-style-name="P115" svg:width="6.4cm" svg:height="0.6cm" draw:control="control24"><svg:title>Computernaam</svg:title><svg:desc>Unieke naam van de computer</svg:desc></draw:control><text:tab/> <text:s text:c="2"/><text:span text:style-name="T289">[</text:span><text:span text:style-name="T290">N</text:span><text:span text:style-name="T291">aam van de compute</text:span><text:span text:style-name="T292">r, </text:span><text:span text:style-name="T293">bijv. </text:span><text:span text:style-name="T294">pc02</text:span><text:span text:style-name="T289">]</text:span></text:p>
      <text:p text:style-name="P40"><text:span text:style-name="Definition"><text:span text:style-name="T295">GEBRUIKER</text:span></text:span><text:span text:style-name="Definition"><text:span text:style-name="T305"><text:tab/></text:span></text:span><text:span text:style-name="T288"><text:tab/></text:span><text:span text:style-name="T309"> <text:tab/><text:tab/></text:span><text:span text:style-name="T285"><draw:control text:anchor-type="as-char" svg:y="-0.4cm" draw:z-index="24" draw:name="Gebruiker 2" draw:style-name="gr2" draw:text-style-name="P116" svg:width="6.4cm" svg:height="0.6cm" draw:control="control25"><svg:title>Gebruiker</svg:title><svg:desc>Volledige naam, bijv. Jan Stek</svg:desc></draw:control></text:span><text:span text:style-name="T285"><text:tab/> <text:s text:c="2"/></text:span><text:span text:style-name="T286">[</text:span><text:span text:style-name="T287">V</text:span><text:span text:style-name="T279">olledige naam </text:span><text:span text:style-name="T282">evt. 2</text:span><text:span text:style-name="T311">e</text:span><text:span text:style-name="T280"> gebruiker</text:span><text:span text:style-name="T283">]</text:span></text:p>
      <text:p text:style-name="P105"><text:span text:style-name="Definition"><text:span text:style-name="T295">GEBRUIKERSN</text:span></text:span><text:span text:style-name="Definition"><text:span text:style-name="T296">aa</text:span></text:span><text:span text:style-name="Definition"><text:span text:style-name="T295">M</text:span></text:span><text:span text:style-name="Definition"><text:span text:style-name="T305"><text:tab/></text:span></text:span><text:span text:style-name="T277"><draw:control text:anchor-type="as-char" svg:y="-0.4cm" draw:z-index="25" draw:name="Gberuikersnaam 1" draw:style-name="gr2" draw:text-style-name="P115" svg:width="6.4cm" svg:height="0.6cm" draw:control="control26"><svg:title>Gebruikersnaam</svg:title><svg:desc>Korte naam, bijv. jan</svg:desc></draw:control></text:span><text:span text:style-name="T277"><text:tab/> <text:s text:c="2"/></text:span><text:span text:style-name="T298">[</text:span><text:span text:style-name="T299">K</text:span><text:span text:style-name="T297">orte naam</text:span><text:span text:style-name="T300"> </text:span><text:span text:style-name="T301">e</text:span><text:span text:style-name="T302">vt. 2</text:span><text:span text:style-name="T312">e</text:span><text:span text:style-name="T302"> </text:span><text:span text:style-name="T303">gebruiker</text:span><text:span text:style-name="T304">]</text:span></text:p>
      <text:p text:style-name="P40"><text:span text:style-name="T225">Vervang </text:span><text:span text:style-name="T230">de</text:span><text:span text:style-name="T225"> </text:span><text:span text:style-name="Definition"><text:span text:style-name="T20">ONDERSTREEPTE</text:span></text:span><text:span text:style-name="T225"> </text:span><text:span text:style-name="T226">woorden </text:span><text:span text:style-name="T225">in deze checklist door </text:span><text:span text:style-name="T230">d</text:span><text:span text:style-name="T232">i</text:span><text:span text:style-name="T230">e </text:span><text:span text:style-name="T231">in </text:span><text:span text:style-name="T232">het</text:span><text:span text:style-name="Strong_20_Emphasis"><text:span text:style-name="T61"> </text:span></text:span><text:span text:style-name="Strong_20_Emphasis"><text:span text:style-name="T97">tekstvak</text:span></text:span><text:span text:style-name="T225">.</text:span></text:p>
      <text:p text:style-name="P42"/>
      <text:p text:style-name="P42"/>
      <text:p text:style-name="P38"><text:span text:style-name="T237">Nog niet op Linux?</text:span><text:span text:style-name="T227"><text:tab/></text:span><text:span text:style-name="T233"><text:tab/></text:span><text:span text:style-name="T234">G</text:span><text:span text:style-name="T224">ebruik </text:span><text:span text:style-name="Strong_20_Emphasis"><text:span text:style-name="T238">Checklist </text:span></text:span><text:span text:style-name="Strong_20_Emphasis"><text:span text:style-name="T239">overzetten</text:span></text:span><text:span text:style-name="T224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8"> onder </text:span><text:span text:style-name="T236">Linux</text:span><text:span text:style-name="T229">.</text:span></text:p>
      <text:p text:style-name="P32"><text:span text:style-name="T212">Nieuwe installatie?</text:span><text:span text:style-name="T207"><text:tab/></text:span><text:span text:style-name="T209"></text:span><text:span text:style-name="T211"><text:tab/></text:span><text:span text:style-name="T210">B</text:span><text:span text:style-name="T207">egin bij hoofdstuk </text:span><text:span text:style-name="T212"><text:bookmark-ref text:reference-format="page" text:ref-name="__RefNumPara__4009_1271708128">2</text:bookmark-ref></text:span><text:span text:style-name="T212"><text:s text:c="2"/></text:span><text:span text:style-name="T213"><text:bookmark-ref text:reference-format="text" text:ref-name="__RefNumPara__4009_1271708128">Installatie uitvoeren</text:bookmark-ref></text:span><text:span text:style-name="T208">.</text:span></text:p>
      <text:p text:style-name="P39"><text:span text:style-name="Strong_20_Emphasis"><text:span text:style-name="T235"/></text:span></text:p>
      <text:p text:style-name="P39"><text:span text:style-name="Strong_20_Emphasis"><text:span text:style-name="T235"/></text:span></text:p>
      <text:list xml:id="list1807854841" text:style-name="L1">
        <text:list-item>
          <text:p text:style-name="P109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12" draw:name="Vorm 2" draw:style-name="gr1" draw:text-style-name="P114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8"><text:note text:id="ftn2" text:note-class="footnote"><text:note-citation>2</text:note-citation><text:note-body><text:p text:style-name="P33"><text:span text:style-name="T191">E</text:span><text:span text:style-name="T192">v</text:span><text:span text:style-name="T193">en</text:span><text:span text:style-name="T195">t</text:span><text:span text:style-name="T196">uele </text:span><text:span text:style-name="T197">extra </text:span><text:span text:style-name="Definition"><text:span text:style-name="T317">gebruiker</text:span></text:span><text:span text:style-name="T197">s aanmelden </text:span><text:span text:style-name="T198">en dezelfde stappen uitvoeren</text:span><text:span text:style-name="T194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6" draw:name="Vorm4" draw:style-name="gr1" draw:text-style-name="P114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201"/></text:span></text:p>
          </table:table-cell>
          <table:table-cell table:style-name="_31_._5f_Installatie_5f_voorbereiden.D3" office:value-type="string">
            <text:p text:style-name="P101"><text:span text:style-name="Strong_20_Emphasis"><text:span text:style-name="T57">Installeer </text:span></text:span><text:span text:style-name="Strong_20_Emphasis"><text:span text:style-name="T95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72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92">T</text:span></text:span><text:span text:style-name="Strong_20_Emphasis"><text:span text:style-name="T62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61">ruk op de </text:span></text:span><text:span text:style-name="Strong_20_Emphasis"><text:span text:style-name="T202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34"><text:span text:style-name="T222">De </text:span><text:span text:style-name="T275">Super</text:span><text:span text:style-name="T222">-toets 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60"> </text:span></text:span><text:span text:style-name="Strong_20_Emphasis"><text:span text:style-name="T92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7"/></text:span></text:p>
          </table:table-cell>
          <table:table-cell table:style-name="_31_._5f_Installatie_5f_voorbereiden.D5" office:value-type="string">
            <text:p text:style-name="P62"><text:span text:style-name="T4">Typ</text:span><text:span text:style-name="Strong_20_Emphasis"><text:span text:style-name="T63"> de</text:span></text:span><text:span text:style-name="Strong_20_Emphasis"><text:span text:style-name="T67">z</text:span></text:span><text:span text:style-name="Strong_20_Emphasis"><text:span text:style-name="T63">e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3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4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13" draw:name="Vorm 6" draw:style-name="gr1" draw:text-style-name="P114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60"><text:span text:style-name="Strong_20_Emphasis"><text:span text:style-name="T60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62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 </text:span></text:span><text:span text:style-name="Strong_20_Emphasis"><text:span text:style-name="T91">als nodig) </text:span></text:span><text:span text:style-name="Strong_20_Emphasis"><text:span text:style-name="T72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</text:span></text:span><text:span text:style-name="Strong_20_Emphasis"><text:span text:style-name="T108">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36">1</text:span></text:span><text:span text:style-name="Strong_20_Emphasis"><text:span text:style-name="T137"> <text:s/></text:span></text:span><text:span text:style-name="Strong_20_Emphasis"><text:span text:style-name="T138">In</text:span></text:span><text:span text:style-name="Strong_20_Emphasis"><text:span text:style-name="T133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4" office:value-type="string">
            <text:p text:style-name="P6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6"/>
      <text:list xml:id="list184941410051095" text:continue-numbering="true" text:style-name="L1">
        <text:list-item>
          <text:p text:style-name="P110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7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1">Start de computer op vanaf</text:span><text:span text:style-name="T251"><text:note text:id="ftn5" text:note-class="footnote"><text:note-citation>1</text:note-citation><text:note-body><text:p text:style-name="P104"><text:span text:style-name="T185">B</text:span><text:span text:style-name="T184">ootmenu/</text:span><text:span text:style-name="T185">S</text:span><text:span text:style-name="T184">etup</text:span><text:span text:style-name="T182"> via </text:span><text:span text:style-name="T180">é</text:span><text:span text:style-name="T181">é</text:span><text:span text:style-name="T185">n van de </text:span><text:span text:style-name="Definition"><text:span text:style-name="T183">Veelgebruikte toetsen: </text:span></text:span><text:span text:style-name="Definition"><text:span text:style-name="T186"><text:s/></text:span></text:span><text:span text:style-name="User_20_Entry"><text:span text:style-name="T204">Esc</text:span></text:span><text:span text:style-name="User_20_Entry"><text:span text:style-name="T189">,</text:span></text:span><text:span text:style-name="Definition"><text:span text:style-name="T186"> </text:span></text:span><text:span text:style-name="User_20_Entry"><text:span text:style-name="T204">Delete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2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9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0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1</text:span></text:span><text:span text:style-name="User_20_Entry"><text:span text:style-name="T190">,</text:span></text:span><text:span text:style-name="Definition"><text:span text:style-name="T186"> </text:span></text:span><text:span text:style-name="Definition"><text:span text:style-name="T187">o</text:span></text:span><text:span text:style-name="Definition"><text:span text:style-name="T188">f</text:span></text:span><text:span text:style-name="Definition"><text:span text:style-name="T186"> </text:span></text:span><text:span text:style-name="User_20_Entry"><text:span text:style-name="T204">F12</text:span></text:span><text:span text:style-name="User_20_Entry"><text:span text:style-name="T190">.</text:span></text:span></text:p></text:note-body></text:note></text:span><text:span text:style-name="T251"> </text:span><text:span text:style-name="T252">een </text:span><text:span text:style-name="T246"><text:user-field-get text:name="Distro">Debian</text:user-field-get></text:span><text:span text:style-name="T247"><text:s/></text:span><text:span text:style-name="T247"><text:user-field-get text:name="Version">12</text:user-field-get></text:span><text:span text:style-name="T247"><text:s/></text:span><text:span text:style-name="T249">LTS</text:span><text:span text:style-name="Strong_20_Emphasis"><text:span text:style-name="T244"> </text:span></text:span><text:span text:style-name="Strong_20_Emphasis"><text:span text:style-name="T248"><text:user-field-get text:name="Edition">Desktop</text:user-field-get></text:span></text:span><text:span text:style-name="Strong_20_Emphasis"><text:span text:style-name="T248"><text:s/></text:span></text:span><text:span text:style-name="T253">Live</text:span><text:span text:style-name="T150"><text:note text:id="ftn6" text:note-class="footnote"><text:note-citation>2</text:note-citation><text:note-body><text:p text:style-name="P37"><text:span text:style-name="T313">Vanaf een </text:span><text:span text:style-name="T330">L</text:span><text:span text:style-name="T313">ive </text:span><text:span text:style-name="T331">USB</text:span><text:span text:style-name="T315">-stick</text:span><text:span text:style-name="T332"> </text:span><text:span text:style-name="T313">kunt u opstarten en </text:span><text:span text:style-name="T316">met </text:span><text:span text:style-name="Strong_20_Emphasis"><text:span text:style-name="T254"><text:user-field-get text:name="Distro">Debian</text:user-field-get></text:span></text:span><text:span text:style-name="Strong_20_Emphasis"><text:span text:style-name="T254"><text:s/></text:span></text:span><text:span text:style-name="T313">werken zonder enige bestanden op de harde schijf te wijzigen en maakt ook installatie van </text:span><text:span text:style-name="Strong_20_Emphasis"><text:span text:style-name="T254"><text:user-field-get text:name="Distro">Debian</text:user-field-get></text:span></text:span><text:span text:style-name="Strong_20_Emphasis"><text:span text:style-name="T254"><text:s/></text:span></text:span><text:span text:style-name="T313">mogelijk.</text:span></text:p></text:note-body></text:note></text:span><text:span text:style-name="T149"> </text:span><text:span text:style-name="T153">USB</text:span><text:span text:style-name="T151">-stick</text:span><text:span text:style-name="T151"><text:note text:id="ftn7" text:note-class="footnote"><text:note-citation>3</text:note-citation><text:note-body><text:p text:style-name="P103"><text:span text:style-name="Strong_20_Emphasis"><text:span text:style-name="T169">Maak een opstartbare USB-stick</text:span></text:span><text:span text:style-name="Strong_20_Emphasis"><text:span text:style-name="T165">:<text:line-break/></text:span></text:span><text:span text:style-name="T15">D</text:span><text:span text:style-name="Strong_20_Emphasis"><text:span text:style-name="T156">ow</text:span></text:span><text:span text:style-name="Strong_20_Emphasis"><text:span text:style-name="T157">nload </text:span></text:span><text:span text:style-name="Strong_20_Emphasis"><text:span text:style-name="T154">e</text:span></text:span><text:span text:style-name="Strong_20_Emphasis"><text:span text:style-name="T158">e</text:span></text:span><text:span text:style-name="Strong_20_Emphasis"><text:span text:style-name="T159">n</text:span></text:span><text:span text:style-name="Strong_20_Emphasis"><text:span text:style-name="T179"> </text:span></text:span><text:span text:style-name="Strong_20_Emphasis"><text:span text:style-name="T200">CD</text:span></text:span><text:span text:style-name="Strong_20_Emphasis"><text:span text:style-name="T199">-beeldbestand</text:span></text:span><text:span text:style-name="Strong_20_Emphasis"><text:span text:style-name="T157"> </text:span></text:span><text:span text:style-name="Strong_20_Emphasis"><text:span text:style-name="T163">(.iso) </text:span></text:span><text:span text:style-name="Strong_20_Emphasis"><text:span text:style-name="T160">v</text:span></text:span><text:span text:style-name="Strong_20_Emphasis"><text:span text:style-name="T161">anaf</text:span></text:span><text:span text:style-name="Strong_20_Emphasis"><text:span text:style-name="T162"> </text:span></text:span><text:a xlink:type="simple" xlink:href="https://www.debian.org/" text:style-name="Internet_20_link" text:visited-style-name="Visited_20_Internet_20_Link"><text:span text:style-name="Strong_20_Emphasis"><text:span text:style-name="T318">debian.org</text:span></text:span></text:a><text:span text:style-name="Strong_20_Emphasis"><text:span text:style-name="T162">,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171">Other downloads</text:span></text:span><text:span text:style-name="Strong_20_Emphasis"><text:span text:style-name="T167"> (onder Downloads) en vervolgens op </text:span></text:span><text:span text:style-name="Strong_20_Emphasis"><text:span text:style-name="T171">Live Gnome</text:span></text:span><text:span text:style-name="Strong_20_Emphasis"><text:span text:style-name="T167"> (onder Try </text:span></text:span><text:span text:style-name="Strong_20_Emphasis"><text:span text:style-name="T167"><text:user-field-get text:name="Distro">Debian</text:user-field-get></text:span></text:span><text:span text:style-name="Strong_20_Emphasis"><text:span text:style-name="T167"><text:s/>Live before installing).</text:span></text:span></text:p><text:p text:style-name="P102"><text:span text:style-name="Strong_20_Emphasis"><text:span text:style-name="T166"><text:tab/>De volgende stappen staan beschreven in </text:span></text:span><text:span text:style-name="Strong_20_Emphasis"><text:span text:style-name="T170">Linux informatie</text:span></text:span><text:span text:style-name="Strong_20_Emphasis"><text:span text:style-name="T166">, te vinden op </text:span></text:span><text:a xlink:type="simple" xlink:href="https://karelzimmer.nl/" text:style-name="Internet_20_link" text:visited-style-name="Visited_20_Internet_20_Link"><text:span text:style-name="Strong_20_Emphasis"><text:span text:style-name="T319">karelzimmer.nl</text:span></text:span></text:a><text:span text:style-name="Strong_20_Emphasis"><text:span text:style-name="T166">, onder </text:span></text:span><text:span text:style-name="Strong_20_Emphasis"><text:span text:style-name="T170">Linux</text:span></text:span><text:span text:style-name="Strong_20_Emphasis"><text:span text:style-name="T166">.</text:span></text:span></text:p></text:note-body></text:note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7"/></text:span></text:p>
          </table:table-cell>
          <table:table-cell table:style-name="_32_._5f_Installatie_5f_uitvoeren.C2" office:value-type="string">
            <text:p text:style-name="P54"><text:span text:style-name="Strong_20_Emphasis"><text:span text:style-name="T94">Selecteer</text:span></text:span><text:span text:style-name="Strong_20_Emphasis"><text:span text:style-name="T113"> </text:span></text:span><text:span text:style-name="Strong_20_Emphasis"><text:span text:style-name="T127">Live </text:span></text:span><text:span text:style-name="Strong_20_Emphasis"><text:span text:style-name="T128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107"><draw:control text:anchor-type="as-char" draw:z-index="18" draw:name="Vorm13_ 2" draw:style-name="gr1" draw:text-style-name="P114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107"><draw:control text:anchor-type="as-char" draw:z-index="8" draw:name="Vorm13_1" draw:style-name="gr1" draw:text-style-name="P11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5"><text:span text:style-name="Strong_20_Emphasis"><text:span text:style-name="T48">Start de installatie</text:span></text:span><text:span text:style-name="Strong_20_Emphasis"><text:span text:style-name="T114"> </text:span></text:span><text:span text:style-name="Strong_20_Emphasis"><text:span text:style-name="T59">via </text:span></text:span><text:span text:style-name="Strong_20_Emphasis"><text:span text:style-name="T60">een </text:span></text:span><text:span text:style-name="Strong_20_Emphasis"><text:span text:style-name="T74">klik op </text:span></text:span><text:span text:style-name="Strong_20_Emphasis"><text:span text:style-name="T121">Activities</text:span></text:span><text:span text:style-name="Strong_20_Emphasis"><text:span text:style-name="T74"> en </text:span></text:span><text:span text:style-name="Strong_20_Emphasis"><text:span text:style-name="T75">een </text:span></text:span><text:span text:style-name="Strong_20_Emphasis"><text:span text:style-name="T74">klik op</text:span></text:span><text:span text:style-name="Strong_20_Emphasis"><text:span text:style-name="T76"> </text:span></text:span><text:span text:style-name="Strong_20_Emphasis"><text:span text:style-name="T122">Install Debi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100"><text:span text:style-name="T335">Typ '</text:span><text:span text:style-name="T328">live</text:span><text:span text:style-name="T33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5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52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11" draw:name="Vorm13_ 1" draw:style-name="gr1" draw:text-style-name="P114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94"><text:span text:style-name="Strong_20_Emphasis"><text:span text:style-name="T48">Bij </text:span></text:span><text:span text:style-name="Strong_20_Emphasis"><text:span text:style-name="T129">Welcome</text:span></text:span><text:span text:style-name="Strong_20_Emphasis"><text:span text:style-name="T48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8"><text:span text:style-name="Strong_20_Emphasis"><text:span text:style-name="T55">K</text:span></text:span><text:span text:style-name="Strong_20_Emphasis"><text:span text:style-name="T48">ies </text:span></text:span><text:span text:style-name="Strong_20_Emphasis"><text:span text:style-name="T129">Nederlands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107"><draw:control text:anchor-type="as-char" draw:z-index="19" draw:name="Vorm13_ 3" draw:style-name="gr1" draw:text-style-name="P114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2">Bij <text:span text:style-name="T314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3"><text:span text:style-name="T333">B</text:span>ij <text:span text:style-name="T314">Regio</text:span> <text:span text:style-name="T333">kies</text:span> <text:span text:style-name="T314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107"><draw:control text:anchor-type="as-char" draw:z-index="20" draw:name="Vorm13_ 4" draw:style-name="gr1" draw:text-style-name="P114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2">Bij <text:span text:style-name="T314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4"><text:span text:style-name="T334">K</text:span>ies <text:span text:style-name="T314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7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3"><text:span text:style-name="Strong_20_Emphasis"><text:span text:style-name="T110">Bij </text:span></text:span><text:span text:style-name="Strong_20_Emphasis"><text:span text:style-name="T126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2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0">Wat is je naam?</text:span></text:span><text:span text:style-name="Strong_20_Emphasis"><text:span text:style-name="T50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0">Welke naam wil je gebruiken om in te loggen?</text:span></text:span><text:span text:style-name="Strong_20_Emphasis"><text:span text:style-name="T5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8">,<text:line-break/></text:span></text:span><text:span text:style-name="Strong_20_Emphasis"><text:span text:style-name="T131">Wat is de </text:span></text:span><text:span text:style-name="Strong_20_Emphasis"><text:span text:style-name="T130">naam van deze </text:span></text:span><text:span text:style-name="Strong_20_Emphasis"><text:span text:style-name="T131">computer</text:span></text:span><text:span text:style-name="Strong_20_Emphasis"><text:span text:style-name="T52"> </text:span></text:span><text:span text:style-name="Definition"><text:span text:style-name="T9">computernaam</text:span></text:span><text:span text:style-name="Strong_20_Emphasis"><text:span text:style-name="T50">, </text:span></text:span><text:span text:style-name="Strong_20_Emphasis"><text:span text:style-name="T56">en</text:span></text:span></text:p>
            <text:p text:style-name="P92"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</text:span></text:span><text:span text:style-name="Strong_20_Emphasis"><text:span text:style-name="T132">wachtwoord</text:span></text:span><text:span text:style-name="Strong_20_Emphasis"><text:span text:style-name="T53"> </text:span></text:span><text:span text:style-name="Strong_20_Emphasis"><text:span text:style-name="T50">in</text:span></text:span><text:span text:style-name="Strong_20_Emphasis"><text:span text:style-name="T47">.</text:span></text:span></text:p>
          </table:table-cell>
        </table:table-row>
      </table:table>
      <text:p text:style-name="P55"><text:span text:style-name="Strong_20_Emphasis"><text:span text:style-name="T115"/></text:span></text:p>
      <text:list xml:id="list184941117679807" text:continue-numbering="true" text:style-name="L1">
        <text:list-item>
          <text:p text:style-name="P112"><text:span text:style-name="Strong_20_Emphasis"><text:span text:style-name="T143">Installatie </text:span></text:span><text:span text:style-name="Strong_20_Emphasis"><text:span text:style-name="T144">afronden</text:span></text:span></text:p>
        </text:list-item>
      </text:list>
      <text:p text:style-name="P56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7"><draw:control text:anchor-type="as-char" draw:z-index="4" draw:name="Vorm22" draw:style-name="gr1" draw:text-style-name="P11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6" draw:name="Vorm 1" draw:style-name="gr1" draw:text-style-name="P114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9">Volg de aanwijzingen op de </text:span></text:span><text:span text:style-name="Strong_20_Emphasis"><text:span text:style-name="T30">welkomst</text:span></text:span><text:span text:style-name="Strong_20_Emphasis"><text:span text:style-name="T329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26" draw:name="Vorm13_ 5" draw:style-name="gr1" draw:text-style-name="P114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30"><text:span text:style-name="Strong_20_Emphasis"><text:span text:style-name="T39">Voeg eventuele extra </text:span></text:span><text:span text:style-name="Strong_20_Emphasis"><text:span text:style-name="T45">gebruiker</text:span></text:span><text:span text:style-name="Strong_20_Emphasis"><text:span text:style-name="T39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31"><text:span text:style-name="Strong_20_Emphasis"><text:span text:style-name="T101">Typ </text:span></text:span><text:span text:style-name="Strong_20_Emphasis"><text:span text:style-name="T125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2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5"><text:span text:style-name="T222">De </text:span><text:span text:style-name="T275">Super</text:span><text:span text:style-name="T222">-toets 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9"> en klik achter </text:span></text:span><text:span text:style-name="Strong_20_Emphasis"><text:span text:style-name="T43">Instellingen</text:span></text:span><text:span text:style-name="Strong_20_Emphasis"><text:span text:style-name="T39"> op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Ontgrendelen</text:span></text:span><text:span text:style-name="Strong_20_Emphasis"><text:span text:style-name="T39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Gebruiker 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ies </text:span></text:span><text:span text:style-name="Strong_20_Emphasis"><text:span text:style-name="T40">bij</text:span></text:span><text:span text:style-name="Strong_20_Emphasis"><text:span text:style-name="T39"> </text:span></text:span><text:span text:style-name="Strong_20_Emphasis"><text:span text:style-name="T43">Account-type</text:span></text:span><text:span text:style-name="Strong_20_Emphasis"><text:span text:style-name="T39"> </text:span></text:span><text:span text:style-name="Strong_20_Emphasis"><text:span text:style-name="T40">voor </text:span></text:span><text:span text:style-name="Strong_20_Emphasis"><text:span text:style-name="T43">Standaard</text:span></text:span><text:span text:style-name="Strong_20_Emphasis"><text:span text:style-name="T39"> of </text:span></text:span><text:span text:style-name="Strong_20_Emphasis"><text:span text:style-name="T43">Beheerd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Vul </text:span></text:span><text:span text:style-name="Strong_20_Emphasis"><text:span text:style-name="T41">in</text:span></text:span><text:span text:style-name="Strong_20_Emphasis"><text:span text:style-name="T39"> </text:span></text:span><text:span text:style-name="Strong_20_Emphasis"><text:span text:style-name="T44">Volledige naam</text:span></text:span><text:span text:style-name="Strong_20_Emphasis"><text:span text:style-name="T41"> </text:span></text:span><text:span text:style-name="Strong_20_Emphasis"><text:span text:style-name="T46">gebruiker</text:span></text:span><text:span text:style-name="Strong_20_Emphasis"><text:span text:style-name="T41"> en </text:span></text:span><text:span text:style-name="Strong_20_Emphasis"><text:span text:style-name="T44">Gebruikersnaam</text:span></text:span><text:span text:style-name="Strong_20_Emphasis"><text:span text:style-name="T41"> </text:span></text:span><text:span text:style-name="Strong_20_Emphasis"><text:span text:style-name="T46">gebruikersnaam</text:span></text:span><text:span text:style-name="Strong_20_Emphasis"><text:span text:style-name="T41">, e</text:span></text:span><text:span text:style-name="Strong_20_Emphasis"><text:span text:style-name="T39">n klik op </text:span></text:span><text:span text:style-name="Strong_20_Emphasis"><text:span text:style-name="T43">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Sluit het scherm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107"><draw:control text:anchor-type="as-char" draw:z-index="7" draw:name="Vorm4_1" draw:style-name="gr1" draw:text-style-name="P114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1"><text:span text:style-name="Strong_20_Emphasis"><text:span text:style-name="T57">Installeer </text:span></text:span><text:span text:style-name="Strong_20_Emphasis"><text:span text:style-name="T96">Debian-</text:span></text:span><text:span text:style-name="Strong_20_Emphasis"><text:span text:style-name="T85">pakket kz</text:span></text:span><text:span text:style-name="Strong_20_Emphasis"><text:span text:style-name="T85"><text:note text:id="ftn9" text:note-class="footnote"><text:note-citation>2</text:note-citation><text:note-body><text:p text:style-name="P70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4" office:value-type="string">
            <text:p text:style-name="P106"><text:span text:style-name="Strong_20_Emphasis"><text:span text:style-name="T62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</text:span></text:span><text:span text:style-name="Strong_20_Emphasis"><text:span text:style-name="T205">1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7"/></text:span></text:p>
          </table:table-cell>
          <table:table-cell table:style-name="_33_._5f_Installatie_5f_afronden.C15" office:value-type="string">
            <text:p text:style-name="P61"><text:span text:style-name="T4">Typ</text:span><text:span text:style-name="Strong_20_Emphasis"><text:span text:style-name="T63"> de</text:span></text:span><text:span text:style-name="Strong_20_Emphasis"><text:span text:style-name="T77">z</text:span></text:span><text:span text:style-name="Strong_20_Emphasis"><text:span text:style-name="T78">e</text:span></text:span><text:span text:style-name="Strong_20_Emphasis"><text:span text:style-name="T63">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3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75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7" office:value-type="string">
            <text:p text:style-name="P75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8" office:value-type="string">
            <text:p text:style-name="P75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9" office:value-type="string">
            <text:p text:style-name="P63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0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7"><draw:control text:anchor-type="as-char" draw:z-index="5" draw:name="Vorm33" draw:style-name="gr1" draw:text-style-name="P114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59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2" office:value-type="string">
            <text:p text:style-name="P106"><text:span text:style-name="Strong_20_Emphasis"><text:span text:style-name="T91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</text:span></text:span><text:span text:style-name="Strong_20_Emphasis"><text:span text:style-name="T205">1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7"/></text:span></text:p>
          </table:table-cell>
          <table:table-cell table:style-name="_33_._5f_Installatie_5f_afronden.C23" office:value-type="string">
            <text:p text:style-name="P99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39">3 <text:s/></text:span></text:span><text:span text:style-name="Strong_20_Emphasis"><text:span text:style-name="T140">Installatie</text:span></text:span><text:span text:style-name="Strong_20_Emphasis"><text:span text:style-name="T141"> </text:span></text:span><text:span text:style-name="Strong_20_Emphasis"><text:span text:style-name="T142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4" office:value-type="string">
            <text:p text:style-name="P6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56"><text:span text:style-name="Strong_20_Emphasis"><text:span text:style-name="T54"><text:tab/></text:span></text:span></text:p>
      <text:p text:style-name="P57"><text:span text:style-name="Strong_20_Emphasis"><text:span text:style-name="T70"><text:tab/></text:span></text:span></text:p>
      <text:list xml:id="list184941626582921" text:continue-numbering="true" text:style-name="L1">
        <text:list-item>
          <text:p text:style-name="P111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107"><draw:control text:anchor-type="as-char" draw:z-index="9" draw:name="Vorm36_0" draw:style-name="gr1" draw:text-style-name="P114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107"><draw:control text:anchor-type="as-char" draw:z-index="14" draw:name="Vorm36_ 1" draw:style-name="gr1" draw:text-style-name="P114" svg:width="0.35cm" svg:height="0.35cm" draw:control="control15"/></text:span></text:span></text:p>
          </table:table-cell>
          <table:table-cell table:style-name="Tabel2.D1" office:value-type="string">
            <text:p text:style-name="P51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8"><text:note text:id="ftn10" text:note-class="footnote"><text:note-citation>1</text:note-citation><text:note-body><text:p text:style-name="P68"><text:span text:style-name="User_20_Entry"><text:span text:style-name="T155">E</text:span></text:span><text:span text:style-name="User_20_Entry"><text:span text:style-name="T172">v</text:span></text:span><text:span text:style-name="User_20_Entry"><text:span text:style-name="T173">en</text:span></text:span><text:span text:style-name="User_20_Entry"><text:span text:style-name="T175">t</text:span></text:span><text:span text:style-name="User_20_Entry"><text:span text:style-name="T176">uele </text:span></text:span><text:span text:style-name="User_20_Entry"><text:span text:style-name="T177">extra </text:span></text:span><text:span text:style-name="Definition"><text:span text:style-name="T317">gebruiker</text:span></text:span><text:span text:style-name="User_20_Entry"><text:span text:style-name="T177">s aanmelden </text:span></text:span><text:span text:style-name="User_20_Entry"><text:span text:style-name="T178">en dezelfde stappen uitvoeren</text:span></text:span><text:span text:style-name="User_20_Entry"><text:span text:style-name="T174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107"/></text:span></text:p>
          </table:table-cell>
          <table:table-cell table:style-name="Tabel2.A1" office:value-type="string">
            <text:p text:style-name="P86"><text:span text:style-name="Strong_20_Emphasis"><text:span text:style-name="T107"><draw:control text:anchor-type="as-char" draw:z-index="17" draw:name="Vorm36_ 4" draw:style-name="gr1" draw:text-style-name="P114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107"><draw:control text:anchor-type="as-char" draw:z-index="10" draw:name="Vorm36_2" draw:style-name="gr1" draw:text-style-name="P114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107"><draw:control text:anchor-type="as-char" draw:z-index="15" draw:name="Vorm36_ 2" draw:style-name="gr1" draw:text-style-name="P114" svg:width="0.35cm" svg:height="0.35cm" draw:control="control16"/></text:span></text:span></text:p>
          </table:table-cell>
          <table:table-cell table:style-name="Tabel2.D5" office:value-type="string">
            <text:p text:style-name="P50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87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113"><text:span text:style-name="Strong_20_Emphasis"><text:span text:style-name="T89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2">Super</text:span></text:span><text:span text:style-name="Strong_20_Emphasis"><text:span text:style-name="T66">-toets</text:span></text:span><text:span text:style-name="Strong_20_Emphasis"><text:span text:style-name="T61"><text:note text:id="ftn11" text:note-class="footnote"><text:note-citation>2</text:note-citation><text:note-body><text:p text:style-name="P35"><text:span text:style-name="T222">De </text:span><text:span text:style-name="T275">Super</text:span><text:span text:style-name="T222">-toets 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4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39">4 <text:s/></text:span></text:span><text:span text:style-name="Strong_20_Emphasis"><text:span text:style-name="T124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25"/>
      <text:p text:style-name="P6"/>
      <text:p text:style-name="P73"><text:span text:style-name="T145">E</text:span><text:span text:style-name="T146">inde c</text:span><text:span text:style-name="T147">hecklist, </text:span><text:span text:style-name="T148">d</text:span><text:span text:style-name="T147">e</text:span><text:span text:style-name="T243"> installatie van </text:span><text:span text:style-name="T243"><text:user-field-get text:name="Distro">Debian</text:user-field-get></text:span><text:span text:style-name="T247"><text:s/></text:span><text:span text:style-name="T247"><text:user-field-get text:name="Version">12</text:user-field-get></text:span><text:span text:style-name="Strong_20_Emphasis"><text:span text:style-name="T245"><text:s/></text:span></text:span><text:span text:style-name="Strong_20_Emphasis"><text:span text:style-name="T249">LTS </text:span></text:span><text:span text:style-name="Strong_20_Emphasis"><text:span text:style-name="T248"><text:user-field-get text:name="Edition">Desktop</text:user-field-get></text:span></text:span><text:span text:style-name="Strong_20_Emphasis"><text:span text:style-name="T248"><text:s/></text:span></text:span><text:span text:style-name="T243">is voltooid.</text:span></text:p>
      <text:p text:style-name="P47"/>
      <text:p text:style-name="P41"><text:span text:style-name="Emphasis"><text:span text:style-name="T32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1">Karel Zimmer</text:span></text:span></text:a><text:span text:style-name="Emphasis"><text:span text:style-name="T32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3">CC0 1.0 Universeel</text:span></text:span></text:a><text:span text:style-name="Emphasis"><text:span text:style-name="T320">,</text:span></text:span><text:span text:style-name="Emphasis"><text:span text:style-name="T322"> </text:span></text:span><text:span text:style-name="Strong_20_Emphasis"><text:span text:style-name="T70"><text:user-field-get text:name="Releaseyear">2023</text:user-field-get></text:span></text:span><text:span text:style-name="Strong_20_Emphasis"><text:span text:style-name="T70">-</text:span></text:span><text:span text:style-name="Strong_20_Emphasis"><text:span text:style-name="T70"><text:date style:data-style-name="N10107" text:date-value="2024-02-18T18:49:40.368188582">2024</text:date></text:span></text:span><text:span text:style-name="Emphasis"><text:span text:style-name="T32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2-18T18:49:40.072910059">18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8T18:49:39.929360414</dc:date>
    <meta:keyword>Installatie</meta:keyword>
    <meta:keyword>Checklist</meta:keyword>
    <meta:keyword>Linux</meta:keyword>
    <meta:editing-cycles>6904</meta:editing-cycles>
    <meta:editing-duration>P12DT7H42M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9" meta:word-count="656" meta:character-count="4489" meta:non-whitespace-character-count="3878"/>
    <meta:user-defined meta:name="Info 1"/>
    <meta:user-defined meta:name="Info 2"/>
    <meta:user-defined meta:name="Info 3"/>
    <meta:user-defined meta:name="Info 4"/>
  </office:meta>
</office:document-meta>
</file>